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b65" officeooo:paragraph-rsid="001c6b65"/>
    </style:style>
    <style:style style:name="P2" style:family="paragraph" style:parent-style-name="Standard">
      <style:text-properties officeooo:rsid="0018e502"/>
    </style:style>
    <style:style style:name="P3" style:family="paragraph" style:parent-style-name="Standard">
      <style:text-properties officeooo:rsid="001c6b65" officeooo:paragraph-rsid="001c6b65"/>
    </style:style>
    <style:style style:name="P4" style:family="paragraph" style:parent-style-name="Standard" style:list-style-name="L2">
      <style:text-properties officeooo:paragraph-rsid="001c6b65"/>
    </style:style>
    <style:style style:name="P5" style:family="paragraph" style:parent-style-name="Standard">
      <style:text-properties officeooo:rsid="001d84a0" officeooo:paragraph-rsid="001d84a0"/>
    </style:style>
    <style:style style:name="P6" style:family="paragraph" style:parent-style-name="Standard">
      <style:text-properties officeooo:rsid="001d84a0" officeooo:paragraph-rsid="001f38ef"/>
    </style:style>
    <style:style style:name="P7" style:family="paragraph" style:parent-style-name="Standard" style:list-style-name="L2">
      <style:text-properties officeooo:rsid="001f38ef" officeooo:paragraph-rsid="001f38ef"/>
    </style:style>
    <style:style style:name="P8" style:family="paragraph" style:parent-style-name="Standard">
      <style:text-properties officeooo:rsid="001f38ef" officeooo:paragraph-rsid="001f38ef"/>
    </style:style>
    <style:style style:name="P9" style:family="paragraph" style:parent-style-name="Standard" style:list-style-name="L2">
      <style:text-properties officeooo:rsid="0021958b" officeooo:paragraph-rsid="0021958b"/>
    </style:style>
    <style:style style:name="P10" style:family="paragraph" style:parent-style-name="Standard">
      <style:text-properties officeooo:rsid="0021958b" officeooo:paragraph-rsid="0021958b"/>
    </style:style>
    <style:style style:name="P11" style:family="paragraph" style:parent-style-name="Standard">
      <style:text-properties officeooo:rsid="00237821" officeooo:paragraph-rsid="00237821"/>
    </style:style>
    <style:style style:name="P12" style:family="paragraph" style:parent-style-name="Standard" style:list-style-name="L3">
      <style:text-properties officeooo:rsid="00237821" officeooo:paragraph-rsid="00237821"/>
    </style:style>
    <style:style style:name="P13" style:family="paragraph" style:parent-style-name="Standard" style:list-style-name="L3">
      <style:text-properties officeooo:paragraph-rsid="00237821"/>
    </style:style>
    <style:style style:name="P14" style:family="paragraph" style:parent-style-name="Standard">
      <style:text-properties officeooo:rsid="0024a657" officeooo:paragraph-rsid="0024a657"/>
    </style:style>
    <style:style style:name="P15" style:family="paragraph" style:parent-style-name="Standard" style:list-style-name="L2">
      <style:text-properties officeooo:rsid="0025a8b8" officeooo:paragraph-rsid="0025a8b8"/>
    </style:style>
    <style:style style:name="P16" style:family="paragraph" style:parent-style-name="Standard">
      <style:text-properties officeooo:rsid="0025f683" officeooo:paragraph-rsid="0025f683"/>
    </style:style>
    <style:style style:name="T1" style:family="text">
      <style:text-properties officeooo:rsid="001c6b65"/>
    </style:style>
    <style:style style:name="T2" style:family="text">
      <style:text-properties officeooo:rsid="001f38ef"/>
    </style:style>
    <style:style style:name="T3" style:family="text">
      <style:text-properties officeooo:rsid="00202481"/>
    </style:style>
    <style:style style:name="T4" style:family="text">
      <style:text-properties officeooo:rsid="0020f7db"/>
    </style:style>
    <style:style style:name="T5" style:family="text">
      <style:text-properties officeooo:rsid="002378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view</text:p>
      <text:p text:style-name="P1"/>
      <text:p text:style-name="P6">The STRIPS <text:span text:style-name="T4">was</text:span> the first major planning system and its primary interest was in problems faced by a robot <text:span text:style-name="T2">called Shakey [Source 1]</text:span>, such as re-arranging objects and navigating <text:span text:style-name="T2">in a room. Those </text:span>problems required general world models compared to puzzles and games. [Source <text:span text:style-name="T2">2</text:span>].</text:p>
      <text:p text:style-name="P8">The representation language used by STRIPS is close to what is called “Classical” language and is used <text:span text:style-name="T3">in AI projects </text:span>until the present time.</text:p>
      <text:p text:style-name="P8"/>
      <text:p text:style-name="P10">NOAH (Nets of Action Hierarchies) <text:span text:style-name="T5">introduced nonlinear planning and uses critics to fix/improve plans because the linear planning cannot resolve problems like Sussman anomaly [source 3]. Partial-order planning dominated research from 70’s to 90’s decades.</text:span></text:p>
      <text:p text:style-name="P14">NOAH uses procedural nets to represent procedural domain knowledge.</text:p>
      <text:p text:style-name="P11">The NOAH’s planning algorithm is as follows:</text:p>
      <text:list xml:id="list1372489080687689305" text:style-name="L3">
        <text:list-item>
          <text:p text:style-name="P13"><text:span text:style-name="T5">Simulate the most detailed plan in the procedural net. This will have the effect of producing a new, more detailed plan</text:span></text:p>
        </text:list-item>
        <text:list-item>
          <text:p text:style-name="P13"><text:span text:style-name="T5">Criticize the new plan, performing any necessary reordering or elimination of redundant operations</text:span></text:p>
        </text:list-item>
        <text:list-item>
          <text:p text:style-name="P12">Go to Step 1</text:p>
        </text:list-item>
      </text:list>
      <text:p text:style-name="P11"/>
      <text:p text:style-name="P16">GRAPHPLAN introduced a faster planner than partial-order planner of time using a planning graph. GRAPHPLAN always return a shortest possible partial-order plans, or states that no valid plans exists [source 4]</text:p>
      <text:p text:style-name="P16">Planning graphs can be constructed quickly and they have polynomial size and can be built in polynomial time.</text:p>
      <text:p text:style-name="P8"/>
      <text:p text:style-name="P8"/>
      <text:p text:style-name="P6"/>
      <text:p text:style-name="P5"/>
      <text:p text:style-name="P1"/>
      <text:p text:style-name="P1">Sources</text:p>
      <text:list xml:id="list1076079982730382730" text:style-name="L2">
        <text:list-item>
          <text:p text:style-name="P7">https://www.youtube.com/watch?v=mQ7M-zhiu7U</text:p>
        </text:list-item>
        <text:list-item>
          <text:p text:style-name="P4"><text:a xlink:type="simple" xlink:href="http://ai.stanford.edu/~nilsson/OnlinePubs-Nils/PublishedPapers/strips.pdf" text:style-name="Internet_20_link" text:visited-style-name="Visited_20_Internet_20_Link"><text:span text:style-name="T1">http://ai.stanford.edu/~nilsson/OnlinePubs-Nils/PublishedPapers/strips.pdf</text:span></text:a></text:p>
        </text:list-item>
        <text:list-item>
          <text:p text:style-name="P9"><text:a xlink:type="simple" xlink:href="https://www.ijcai.org/Proceedings/75/Papers/028.pdf" text:style-name="Internet_20_link" text:visited-style-name="Visited_20_Internet_20_Link">https://www.ijcai.org/Proceedings/75/Papers/028.pdf</text:a></text:p>
        </text:list-item>
        <text:list-item>
          <text:p text:style-name="P15">https://www.sciencedirect.com/science/article/pii/S000437029600047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17:12.624702056</meta:creation-date>
    <dc:date>2018-02-10T00:06:43.408081147</dc:date>
    <meta:editing-duration>PT25M4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21" meta:character-count="1598" meta:non-whitespace-character-count="1400"/>
  </office:meta>
</office:document-meta>
</file>